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HelveticaNeue" fo:font-size="11pt" fo:font-weight="normal" style:font-size-asian="11pt" style:font-weight-asian="normal"/>
    </style:style>
    <style:style style:name="P2" style:family="paragraph" style:parent-style-name="Standard" style:master-page-name="Standard">
      <style:paragraph-properties style:page-number="auto"/>
      <style:text-properties fo:color="#000000" loext:opacity="100%" style:font-name="HelveticaNeue" fo:font-size="11pt" fo:font-weight="bold" style:font-size-asian="11pt" style:font-weight-asian="bold"/>
    </style:style>
    <style:style style:name="P3" style:family="paragraph" style:parent-style-name="Standard">
      <style:text-properties fo:color="#000000" loext:opacity="100%" style:font-name="HelveticaNeue" fo:font-size="11pt" fo:font-weight="normal" style:font-size-asian="11pt" style:font-weight-asian="normal"/>
    </style:style>
    <style:style style:name="P4" style:family="paragraph" style:parent-style-name="Standard">
      <style:text-properties fo:color="#000000" loext:opacity="100%" style:font-name="HelveticaNeue" fo:font-size="11pt" fo:font-weight="normal" officeooo:paragraph-rsid="001cc74a" style:font-size-asian="11pt" style:font-weight-asian="normal"/>
    </style:style>
    <style:style style:name="P5" style:family="paragraph" style:parent-style-name="Standard">
      <style:text-properties fo:color="#000000" loext:opacity="100%" style:font-name="HelveticaNeue" fo:font-size="11pt" fo:font-weight="bold" style:font-size-asian="11pt" style:font-weight-asian="bold"/>
    </style:style>
    <style:style style:name="P6" style:family="paragraph" style:parent-style-name="Standard">
      <style:text-properties fo:color="#00a933" loext:opacity="100%" style:font-name="HelveticaNeue" fo:font-size="11pt" fo:font-weight="normal" style:font-size-asian="11pt" style:font-weight-asian="normal"/>
    </style:style>
    <style:style style:name="P7" style:family="paragraph" style:parent-style-name="Standard" style:list-style-name="WWNum1">
      <style:paragraph-properties fo:margin-left="0.1665in" fo:margin-right="0in" fo:text-indent="-0.1665in" style:auto-text-indent="false">
        <style:tab-stops>
          <style:tab-stop style:position="0.0138in"/>
          <style:tab-stop style:position="0.1665in"/>
        </style:tab-stops>
      </style:paragraph-properties>
      <style:text-properties fo:color="#000000" loext:opacity="100%" style:font-name="HelveticaNeue" fo:font-size="11pt" fo:font-weight="normal" style:font-size-asian="11pt" style:font-weight-asian="normal"/>
    </style:style>
    <style:style style:name="T1" style:family="text">
      <style:text-properties fo:color="#000000" loext:opacity="100%" style:font-name="HelveticaNeue" fo:font-size="11pt" fo:font-weight="normal" style:font-size-asian="11pt" style:font-weight-asian="normal"/>
    </style:style>
    <style:style style:name="T2" style:family="text">
      <style:text-properties fo:color="#000000" loext:opacity="100%" style:font-name="HelveticaNeue" fo:font-size="11pt" style:text-underline-style="solid" style:text-underline-width="auto" style:text-underline-color="font-color" fo:font-weight="normal" style:font-size-asian="11pt" style:font-weight-asian="normal"/>
    </style:style>
    <style:style style:name="T3" style:family="text">
      <style:text-properties fo:color="#00a933" loext:opacity="100%" style:font-name="HelveticaNeue" fo:font-size="11pt" fo:font-weight="normal" style:font-size-asian="11pt" style:font-weight-asian="normal"/>
    </style:style>
    <style:style style:name="T4" style:family="text">
      <style:text-properties fo:color="#ff0000" loext:opacity="100%" style:font-name="HelveticaNeue" fo:font-size="11pt" fo:font-weight="normal" style:font-size-asian="11pt" style:font-weight-asian="normal"/>
    </style:style>
    <style:style style:name="T5" style:family="text">
      <style:text-properties fo:color="#ff0000" loext:opacity="100%" style:font-name="HelveticaNeue" fo:font-size="11pt" fo:font-weight="normal" officeooo:rsid="001b4b52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nu Bars:</text:p>
      <text:p text:style-name="P1">- Höhe 30px</text:p>
      <text:list xml:id="list451014825" text:style-name="WWNum1">
        <text:list-item>
          <text:p text:style-name="P7">Button ahover zeigt outline </text:p>
        </text:list-item>
        <text:list-item>
          <text:p text:style-name="P7">Rechts gleicher Abstand wie Links</text:p>
        </text:list-item>
        <text:list-item>
          <text:p text:style-name="P7">Button aktiviert schließt mit Außenkante ab</text:p>
        </text:list-item>
      </text:list>
      <text:p text:style-name="P1"/>
      <text:p text:style-name="P5">Change Text:</text:p>
      <text:p text:style-name="P1">ahover outline sichtbar, background bleibt gleich</text:p>
      <text:p text:style-name="P1"/>
      <text:p text:style-name="P1">Text Area:</text:p>
      <text:p text:style-name="P1">-Hier kann auch reingeschrieben werden (Content Addable) </text:p>
      <text:p text:style-name="P1">-Cursor Sichtbar    </text:p>
      <text:p text:style-name="P1">-Text Area </text:p>
      <text:p text:style-name="P1">- Transition Zeit, Worte / Schriftnahmen erschein erst nach kurzer Minipause nach Button-Aktivierung    (0.3s viellecht)</text:p>
      <text:p text:style-name="P1"/>
      <text:p text:style-name="P5">Write here…:</text:p>
      <text:p text:style-name="P1">-Wenn nicht ausgewählt erscheint hier wieder „Write here…“ Value empty. Bei wiederholter Auswahl kann direkt neuer Text eingegeben.    </text:p>
      <text:p text:style-name="P1"/>
      <text:p text:style-name="P1"/>
      <text:p text:style-name="P5">Play Button:</text:p>
      <text:p text:style-name="P1">-Worte bauen sich nach und nach auf oder wieder kurze Transition Zeit.</text:p>
      <text:p text:style-name="P1">-Play Funktion Stoppt Button wenn: </text:p>
      <text:p text:style-name="P1"/>
      <text:p text:style-name="P6"><text:tab/>- Change Text gedrückt wird </text:p>
      <text:p text:style-name="Standard"><text:span text:style-name="T1"><text:tab/></text:span><text:span text:style-name="T3">- Im Text Wirte here… Geschrieben wird</text:span></text:p>
      <text:p text:style-name="Standard"><text:span text:style-name="T1"><text:tab/></text:span><text:span text:style-name="T4">- Im Text Area Feld geschrieben wird <text:s/><text:line-break/><text:tab/><text:tab/></text:span><text:span text:style-name="T5">ändert sich on focus, da sonst click schon weg</text:span></text:p>
      <text:p text:style-name="P1"/>
      <text:p text:style-name="P1"/>
      <text:p text:style-name="P5">Slider Linie:</text:p>
      <text:p text:style-name="P1">- Gleiche stärke wie andere Linien</text:p>
      <text:p text:style-name="P1">- Slider-handle ist glaub nicht ganz Rund</text:p>
      <text:p text:style-name="P1">- </text:p>
      <text:p text:style-name="P1"/>
      <text:p text:style-name="P1"/>
      <text:p text:style-name="P5">Farbwechsel:</text:p>
      <text:p text:style-name="P1">Transition/ fade zwischen den Farben (0.5s vll)</text:p>
      <text:p text:style-name="P1">-wenn der Frabwechsel Button gedrückt wird erscheint    für eine Millisekunde die Falsche Hintergrundfarbe beim change Button </text:p>
      <text:p text:style-name="P1">-Border bei ahover Farbwechsel    </text:p>
      <text:p text:style-name="P1"/>
      <text:p text:style-name="P1">Reset Button kann weg. </text:p>
      <text:p text:style-name="P1"/>
      <text:p text:style-name="P1"/>
      <text:p text:style-name="P1"/>
      <text:p text:style-name="P1">Beispiel-Sätze </text:p>
      <text:p text:style-name="P1">-Leerzeichne hinter jedem Satz; damit bei Auswahl von mehreren Schnitten zwischen den Sätzen is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Erklärung was die ss01.. funktion eigentlich genau macht :</text:p>
      <text:p text:style-name="P1"/>
      <text:p text:style-name="P1"/>
      <text:p text:style-name="Standard"><text:a xlink:type="simple" xlink:href="https://helpx.adobe.com/de/fonts/user-guide.html/de/fonts/using/open-type-syntax.ug.html#ss" text:style-name="Standard" text:visited-style-name="Standard"><text:span text:style-name="T2">https://helpx.adobe.com/de/fonts/user-guide.html/de/fonts/using/open-type-syntax.ug.html#ss</text:span></text:a></text:p>
      <text:p text:style-name="Standard"><text:a xlink:type="simple" xlink:href="https://developer.mozilla.org/en-US/docs/Web/CSS/CSS_Fonts/OpenType_fonts_guide" text:style-name="Standard" text:visited-style-name="Standard"><text:span text:style-name="T2">https://developer.mozilla.org/en-US/docs/Web/CSS/CSS_Fonts/OpenType_fonts_guide</text:span></text:a></text:p>
      <text:p text:style-name="P1"/>
      <text:p text:style-name="P1"/>
      <text:p text:style-name="P1"/>
      <text:p text:style-name="P1"/>
      <text:p text:style-name="P1">Material-Grotesk</text:p>
      <text:p text:style-name="P1"/>
      <text:p text:style-name="P1"/>
      <text:p text:style-name="P1">Schnitte:</text:p>
      <text:p text:style-name="P1"/>
      <text:p text:style-name="P1">Extra Thin</text:p>
      <text:p text:style-name="P1">Thin</text:p>
      <text:p text:style-name="P1">ExtraLight</text:p>
      <text:p text:style-name="P1">UltraLight</text:p>
      <text:p text:style-name="P1">Light</text:p>
      <text:p text:style-name="P1">Normal</text:p>
      <text:p text:style-name="P1">Regular</text:p>
      <text:p text:style-name="P1">Medium</text:p>
      <text:p text:style-name="P1">Semibold</text:p>
      <text:p text:style-name="P1">Bold</text:p>
      <text:p text:style-name="P1">Extra-Bold</text:p>
      <text:p text:style-name="P1">Black</text:p>
      <text:p text:style-name="P1">ExtraBlack</text:p>
      <text:p text:style-name="P1"/>
      <text:p text:style-name="P1">Style-Features:</text:p>
      <text:p text:style-name="P1"/>
      <text:p text:style-name="P1">ss01</text:p>
      <text:p text:style-name="P1">ss02</text:p>
      <text:p text:style-name="P1">ss03</text:p>
      <text:p text:style-name="P1">ss04</text:p>
      <text:p text:style-name="P1">ss05</text:p>
      <text:p text:style-name="P1">ss06</text:p>
      <text:p text:style-name="P4">ss07</text:p>
      <text:p text:style-name="P1">ss08</text:p>
      <text:p text:style-name="P1">ss09</text:p>
      <text:p text:style-name="P1">ss11</text:p>
      <text:p text:style-name="P1">ss13</text:p>
      <text:p text:style-name="P1">liga</text:p>
      <text:p text:style-name="P1"/>
      <text:p text:style-name="P1"/>
      <text:p text:style-name="P1"/>
      <text:p text:style-name="P1"><text:soft-page-break/></text:p>
      <text:p text:style-name="P1">Progress-Grotesk</text:p>
      <text:p text:style-name="P1"/>
      <text:p text:style-name="P1">Extra Thin</text:p>
      <text:p text:style-name="P1">Thin</text:p>
      <text:p text:style-name="P1">ExtraLight</text:p>
      <text:p text:style-name="P1">UltraLight</text:p>
      <text:p text:style-name="P1">Light</text:p>
      <text:p text:style-name="P1">Normal</text:p>
      <text:p text:style-name="P1">Regular</text:p>
      <text:p text:style-name="P1">Medium</text:p>
      <text:p text:style-name="P1">Semibold</text:p>
      <text:p text:style-name="P1">Bold</text:p>
      <text:p text:style-name="P1">Black</text:p>
      <text:p text:style-name="P1"/>
      <text:p text:style-name="P1"/>
      <text:p text:style-name="P1"/>
      <text:p text:style-name="P1"/>
      <text:p text:style-name="P1"/>
      <text:p text:style-name="P1"/>
      <text:p text:style-name="P1">Style-Features:</text:p>
      <text:p text:style-name="P1">ss01</text:p>
      <text:p text:style-name="P1">ss02</text:p>
      <text:p text:style-name="P1">ss04</text:p>
      <text:p text:style-name="P1">ss05</text:p>
      <text:p text:style-name="P1">ss06</text:p>
      <text:p text:style-name="P1">ss09</text:p>
      <text:p text:style-name="P1">ss10</text:p>
      <text:p text:style-name="P1">ss11</text:p>
      <text:p text:style-name="P1">ss12</text:p>
      <text:p text:style-name="P1">tnum</text:p>
      <text:p text:style-name="P1">ze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gato</text:p>
      <text:p text:style-name="P1"/>
      <text:p text:style-name="P1"/>
      <text:p text:style-name="P1">Extra Thin</text:p>
      <text:p text:style-name="P1">Thin</text:p>
      <text:p text:style-name="P1">ExtraLight</text:p>
      <text:p text:style-name="P1">Light</text:p>
      <text:p text:style-name="P1">Regular</text:p>
      <text:p text:style-name="P1">Medium</text:p>
      <text:p text:style-name="P1">Semibold</text:p>
      <text:p text:style-name="P1">Bold</text:p>
      <text:p text:style-name="P1">Extra-Bold</text:p>
      <text:p text:style-name="P1"/>
      <text:p text:style-name="P1"/>
      <text:p text:style-name="P1"/>
      <text:p text:style-name="P1"><text:soft-page-break/>Style-Features:</text:p>
      <text:p text:style-name="P1">ss01</text:p>
      <text:p text:style-name="P1">ss02</text:p>
      <text:p text:style-name="P1">ss03</text:p>
      <text:p text:style-name="P1">ss04</text:p>
      <text:p text:style-name="P1">ss05</text:p>
      <text:p text:style-name="P1">zer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0T14:06:26.659194680</dc:date>
    <meta:editing-duration>PT9M28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4" meta:paragraph-count="103" meta:word-count="272" meta:character-count="1940" meta:non-whitespace-character-count="1740"/>
  </office:meta>
</office:document-meta>
</file>